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table:number-columns-spanned="3" table:number-rows-spanned="1">
            <text:p>А</text:p>
          </table:table-cell>
          <table:covered-table-cell table:style-name="ce4"/>
          <table:covered-table-cell table:style-name="ce6"/>
          <table:table-cell/>
          <table:table-cell table:style-name="ce9" office:value-type="string" table:number-columns-spanned="3" table:number-rows-spanned="1">
            <text:p>Б</text:p>
          </table:table-cell>
          <table:covered-table-cell table:style-name="ce10"/>
          <table:covered-table-cell table:style-name="ce11"/>
        </table:table-row>
        <table:table-row table:style-name="ro1">
          <table:table-cell office:value-type="string">
            <text:p>Номер</text:p>
          </table:table-cell>
          <table:table-cell office:value-type="string">
            <text:p>Задача</text:p>
          </table:table-cell>
          <table:table-cell office:value-type="string">
            <text:p>Присъствал</text:p>
          </table:table-cell>
          <table:table-cell/>
          <table:table-cell office:value-type="string">
            <text:p>Номер</text:p>
          </table:table-cell>
          <table:table-cell office:value-type="string">
            <text:p>Задача</text:p>
          </table:table-cell>
          <table:table-cell office:value-type="string">
            <text:p>Присъствал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1">
          <table:table-cell table:style-name="ce3"/>
          <table:table-cell table:style-name="ce5"/>
          <table:table-cell table:style-name="ce8"/>
          <table:table-cell/>
          <table:table-cell table:style-name="ce3"/>
          <table:table-cell table:style-name="ce5"/>
          <table:table-cell table:style-name="ce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eto </meta:initial-creator>
    <meta:creation-date>2013-03-15T07:57:36</meta:creation-date>
    <dc:date>2013-03-15T10:46:34</dc:date>
    <dc:creator>kireto </dc:creator>
    <meta:editing-duration>PT2H46M25S</meta:editing-duration>
    <meta:editing-cycles>7</meta:editing-cycles>
    <meta:generator>LibreOffice/3.5$Linux_X86_64 LibreOffice_project/350m1$Build-2</meta:generator>
    <meta:document-statistic meta:table-count="3" meta:cell-count="170" meta:object-count="0"/>
  </office:meta>
</office:document-meta>
</file>